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184cm"/>
    </style:style>
    <style:style style:name="co2" style:family="table-column">
      <style:table-column-properties fo:break-before="auto" style:column-width="2.739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2.427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page" style:column-width="3.097cm"/>
    </style:style>
    <style:style style:name="co10" style:family="table-column">
      <style:table-column-properties fo:break-before="auto" style:column-width="3.09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">
      <style:table-cell-properties fo:border="0.002cm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09">
      <style:table-cell-properties fo:background-color="transparent" fo:border="0.002cm solid #000000" style:vertical-align="middle"/>
      <style:text-properties fo:font-size="11pt" style:font-size-asian="11pt" style:font-size-complex="11pt"/>
    </style:style>
    <style:style style:name="ce9" style:family="table-cell" style:parent-style-name="Default" style:data-style-name="N109">
      <style:table-cell-properties fo:border="none"/>
      <style:text-properties fo:font-size="12pt" style:font-size-asian="12pt" style:font-size-complex="12pt"/>
    </style:style>
    <style:style style:name="ce1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1pt" fo:font-weight="bold" style:font-name-asian="Bitstream Vera Sans" style:font-size-asian="11pt" style:font-weight-asian="bold" style:font-name-complex="Bitstream Vera Sans" style:font-size-complex="11pt" style:font-weight-complex="bold"/>
    </style:style>
    <style:style style:name="ce12" style:family="table-cell" style:parent-style-name="Default">
      <style:table-cell-properties style:vertical-align="middl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-asian="Bitstream Vera Sans" style:font-name-complex="Bitstream Vera Sans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I83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/>
          <table:table-cell table:style-name="ce7" office:value-type="string">
            <text:p>mysql-ruby18</text:p>
          </table:table-cell>
          <table:table-cell table:style-name="ce7" office:value-type="string">
            <text:p>mongo-ruby18</text:p>
          </table:table-cell>
          <table:table-cell table:style-name="ce7" office:value-type="string">
            <text:p>mysql-ruby19</text:p>
          </table:table-cell>
          <table:table-cell table:style-name="ce7" office:value-type="string">
            <text:p>mongo-ruby19</text:p>
          </table:table-cell>
          <table:table-cell table:style-name="ce7" office:value-type="string">
            <text:p>mysql-ruby-ent</text:p>
          </table:table-cell>
          <table:table-cell table:style-name="ce11" office:value-type="string">
            <text:p><text:span text:style-name="T1">mongo-ruby-ent</text:span></text:p>
          </table:table-cell>
          <table:table-cell table:style-name="ce7" office:value-type="string">
            <text:p>mysqli-php</text:p>
          </table:table-cell>
          <table:table-cell table:style-name="ce7" office:value-type="string">
            <text:p>mongo-php</text:p>
          </table:table-cell>
          <table:table-cell table:style-name="ce6" table:number-columns-repeated="1015"/>
        </table:table-row>
        <table:table-row table:style-name="ro1">
          <table:table-cell table:style-name="ce2" office:value-type="float" office:value="1000">
            <text:p>1 000</text:p>
          </table:table-cell>
          <table:table-cell table:style-name="ce8" office:value-type="float" office:value="0.186027">
            <text:p>0,1860</text:p>
          </table:table-cell>
          <table:table-cell table:style-name="ce8" office:value-type="float" office:value="0.37835">
            <text:p>0,3784</text:p>
          </table:table-cell>
          <table:table-cell table:style-name="ce8" office:value-type="float" office:value="0.191066">
            <text:p>0,1911</text:p>
          </table:table-cell>
          <table:table-cell table:style-name="ce8" office:value-type="float" office:value="0.308336">
            <text:p>0,3083</text:p>
          </table:table-cell>
          <table:table-cell table:style-name="ce8" office:value-type="float" office:value="0.1603">
            <text:p>0,1603</text:p>
          </table:table-cell>
          <table:table-cell table:style-name="ce8" office:value-type="float" office:value="0.377126">
            <text:p>0,3771</text:p>
          </table:table-cell>
          <table:table-cell table:style-name="ce8" office:value-type="float" office:value="0.183795928955">
            <text:p>0,1838</text:p>
          </table:table-cell>
          <table:table-cell table:style-name="ce8" office:value-type="float" office:value="0.0743088722229">
            <text:p>0,0743</text:p>
          </table:table-cell>
          <table:table-cell table:style-name="ce12" table:number-columns-repeated="1015"/>
        </table:table-row>
        <table:table-row table:style-name="ro1">
          <table:table-cell table:style-name="ce2" office:value-type="float" office:value="10000">
            <text:p>10 000</text:p>
          </table:table-cell>
          <table:table-cell table:style-name="ce8" office:value-type="float" office:value="1.803216">
            <text:p>1,8032</text:p>
          </table:table-cell>
          <table:table-cell table:style-name="ce8" office:value-type="float" office:value="3.897259">
            <text:p>3,8973</text:p>
          </table:table-cell>
          <table:table-cell table:style-name="ce8" office:value-type="float" office:value="1.824299">
            <text:p>1,8243</text:p>
          </table:table-cell>
          <table:table-cell table:style-name="ce8" office:value-type="float" office:value="2.865998">
            <text:p>2,8660</text:p>
          </table:table-cell>
          <table:table-cell table:style-name="ce8" office:value-type="float" office:value="1.66828">
            <text:p>1,6683</text:p>
          </table:table-cell>
          <table:table-cell table:style-name="ce8" office:value-type="float" office:value="3.550656">
            <text:p>3,5507</text:p>
          </table:table-cell>
          <table:table-cell table:style-name="ce8" office:value-type="float" office:value="1.25183606148">
            <text:p>1,2518</text:p>
          </table:table-cell>
          <table:table-cell table:style-name="ce8" office:value-type="float" office:value="1.98061203957">
            <text:p>1,9806</text:p>
          </table:table-cell>
          <table:table-cell table:style-name="ce12" table:number-columns-repeated="1015"/>
        </table:table-row>
        <table:table-row table:style-name="ro1">
          <table:table-cell table:style-name="ce2" office:value-type="float" office:value="100000">
            <text:p>100 000</text:p>
          </table:table-cell>
          <table:table-cell table:style-name="ce8" office:value-type="float" office:value="16.991686">
            <text:p>16,9917</text:p>
          </table:table-cell>
          <table:table-cell table:style-name="ce8" office:value-type="float" office:value="38.10584">
            <text:p>38,1058</text:p>
          </table:table-cell>
          <table:table-cell table:style-name="ce8" office:value-type="float" office:value="18.801802">
            <text:p>18,8018</text:p>
          </table:table-cell>
          <table:table-cell table:style-name="ce8" office:value-type="float" office:value="28.724163">
            <text:p>28,7242</text:p>
          </table:table-cell>
          <table:table-cell table:style-name="ce8" office:value-type="float" office:value="17.169926">
            <text:p>17,1699</text:p>
          </table:table-cell>
          <table:table-cell table:style-name="ce8" office:value-type="float" office:value="34.875343">
            <text:p>34,8753</text:p>
          </table:table-cell>
          <table:table-cell table:style-name="ce8" office:value-type="float" office:value="12.6225800514">
            <text:p>12,6226</text:p>
          </table:table-cell>
          <table:table-cell table:style-name="ce8" office:value-type="float" office:value="5.36178302765">
            <text:p>5,3618</text:p>
          </table:table-cell>
          <table:table-cell table:style-name="ce12" table:number-columns-repeated="1015"/>
        </table:table-row>
        <table:table-row table:style-name="ro1">
          <table:table-cell table:style-name="ce2" office:value-type="float" office:value="500000">
            <text:p>500 000</text:p>
          </table:table-cell>
          <table:table-cell table:style-name="ce8" office:value-type="float" office:value="85.015988">
            <text:p>85,0160</text:p>
          </table:table-cell>
          <table:table-cell table:style-name="ce8" office:value-type="float" office:value="194.462651">
            <text:p>194,4627</text:p>
          </table:table-cell>
          <table:table-cell table:style-name="ce8" office:value-type="float" office:value="93.568375">
            <text:p>93,5684</text:p>
          </table:table-cell>
          <table:table-cell table:style-name="ce8" office:value-type="float" office:value="142.947941">
            <text:p>142,9479</text:p>
          </table:table-cell>
          <table:table-cell table:style-name="ce8" office:value-type="float" office:value="85.897648">
            <text:p>85,8976</text:p>
          </table:table-cell>
          <table:table-cell table:style-name="ce8" office:value-type="float" office:value="177.791488">
            <text:p>177,7915</text:p>
          </table:table-cell>
          <table:table-cell table:style-name="ce8" office:value-type="float" office:value="63.1091899872">
            <text:p>63,1092</text:p>
          </table:table-cell>
          <table:table-cell table:style-name="ce8" office:value-type="float" office:value="31.6020650864">
            <text:p>31,6021</text:p>
          </table:table-cell>
          <table:table-cell table:style-name="ce12" table:number-columns-repeated="1015"/>
        </table:table-row>
        <table:table-row table:style-name="ro1">
          <table:table-cell table:style-name="ce2" office:value-type="float" office:value="1000000">
            <text:p>1 000 000</text:p>
          </table:table-cell>
          <table:table-cell table:style-name="ce8" office:value-type="float" office:value="177.314178">
            <text:p>177,3142</text:p>
          </table:table-cell>
          <table:table-cell table:style-name="ce8" office:value-type="float" office:value="405.384771">
            <text:p>405,3848</text:p>
          </table:table-cell>
          <table:table-cell table:style-name="ce8" office:value-type="float" office:value="190.076044">
            <text:p>190,0760</text:p>
          </table:table-cell>
          <table:table-cell table:style-name="ce8" office:value-type="float" office:value="291.372945">
            <text:p>291,3729</text:p>
          </table:table-cell>
          <table:table-cell table:style-name="ce8" office:value-type="float" office:value="177.449981">
            <text:p>177,4500</text:p>
          </table:table-cell>
          <table:table-cell table:style-name="ce8" office:value-type="float" office:value="357.32787">
            <text:p>357,3279</text:p>
          </table:table-cell>
          <table:table-cell table:style-name="ce8" office:value-type="float" office:value="125.101270914">
            <text:p>125,1013</text:p>
          </table:table-cell>
          <table:table-cell table:style-name="ce8" office:value-type="float" office:value="68.4886980057">
            <text:p>68,4887</text:p>
          </table:table-cell>
          <table:table-cell table:style-name="ce12" table:number-columns-repeated="1015"/>
        </table:table-row>
        <table:table-row table:style-name="ro2">
          <table:table-cell table:style-name="ce3" table:number-columns-repeated="9"/>
          <table:table-cell table:number-columns-repeated="1015"/>
        </table:table-row>
        <table:table-row table:style-name="ro2">
          <table:table-cell table:style-name="ce4" office:value-type="string">
            <text:p>System:</text:p>
          </table:table-cell>
          <table:table-cell table:style-name="ce9" office:value-type="string">
            <text:p>Linux 2.6.31-gentoo-r4 #1 SMP i686 Intel(R) Core(TM)2 Duo CPU T5450 @ 1.66GHz GenuineIntel GNU/Linux</text:p>
          </table:table-cell>
          <table:table-cell table:style-name="ce9" table:number-columns-repeated="7"/>
          <table:table-cell table:number-columns-repeated="1015"/>
        </table:table-row>
        <table:table-row table:style-name="ro2">
          <table:table-cell table:style-name="ce5" office:value-type="string">
            <text:p>Software:</text:p>
          </table:table-cell>
          <table:table-cell table:style-name="ce10" office:value-type="string">
            <text:p>ruby 1.8.7 (2009-06-12 patchlevel 174) [i686-linux]</text:p>
          </table:table-cell>
          <table:table-cell table:style-name="ce3" table:number-columns-repeated="3"/>
          <table:table-cell table:style-name="ce3" office:value-type="string">
            <text:p>mysql-5.0.70-r1</text:p>
          </table:table-cell>
          <table:table-cell table:style-name="ce3" table:number-columns-repeated="3"/>
          <table:table-cell table:number-columns-repeated="1015"/>
        </table:table-row>
        <table:table-row table:style-name="ro2">
          <table:table-cell table:style-name="ce3"/>
          <table:table-cell table:style-name="ce10" office:value-type="string">
            <text:p>ruby 1.9.1p243 (2009-07-16 revision 24175) [i686-linux]</text:p>
          </table:table-cell>
          <table:table-cell table:style-name="ce3" table:number-columns-repeated="3"/>
          <table:table-cell table:style-name="ce3" office:value-type="string">
            <text:p>mongodb-1.0.1</text:p>
          </table:table-cell>
          <table:table-cell table:style-name="ce3" table:number-columns-repeated="3"/>
          <table:table-cell table:number-columns-repeated="1015"/>
        </table:table-row>
        <table:table-row table:style-name="ro2">
          <table:table-cell table:style-name="ce3"/>
          <table:table-cell table:style-name="ce3" office:value-type="string">
            <text:p>ruby-enterprise-1.8.7-2009.10</text:p>
          </table:table-cell>
          <table:table-cell table:style-name="ce3" table:number-columns-repeated="7"/>
          <table:table-cell table:number-columns-repeated="1015"/>
        </table:table-row>
        <table:table-row table:style-name="ro2">
          <table:table-cell table:style-name="ce3"/>
          <table:table-cell table:style-name="ce10" office:value-type="string">
            <text:p>PHP 5.2.11-pl0-gentoo with Suhosin-Patch 0.9.7 (cli)</text:p>
          </table:table-cell>
          <table:table-cell table:style-name="ce3" table:number-columns-repeated="7"/>
          <table:table-cell table:number-columns-repeated="1015"/>
        </table:table-row>
        <table:table-row table:style-name="ro3">
          <table:table-cell>
            <draw:frame table:end-cell-address="Sheet1.I82" table:end-x="2.326cm" table:end-y="0.342cm" draw:z-index="0" draw:style-name="gr1" svg:width="24.988cm" svg:height="31.122cm" svg:x="0cm" svg:y="0.261cm">
              <draw:object draw:notify-on-update-of-ranges="Sheet1.A1:Sheet1.A1 Sheet1.A2:Sheet1.A6 Sheet1.B1:Sheet1.B1 Sheet1.B2:Sheet1.B6 Sheet1.C1:Sheet1.C1 Sheet1.C2:Sheet1.C6 Sheet1.D1:Sheet1.D1 Sheet1.D2:Sheet1.D6 Sheet1.E1:Sheet1.E1 Sheet1.E2:Sheet1.E6 Sheet1.F1:Sheet1.F1 Sheet1.F2:Sheet1.F6 Sheet1.G1:Sheet1.G1 Sheet1.G2:Sheet1.G6 Sheet1.H1:Sheet1.H1 Sheet1.H2:Sheet1.H6 Sheet1.I1:Sheet1.I1 Sheet1.I2:Sheet1.I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72">
          <table:table-cell table:number-columns-repeated="1024"/>
        </table:table-row>
        <table:table-row table:style-name="ro4" table:number-rows-repeated="104849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aper-tray-name="[From printer settings]" style:print-orientation="portrait" fo:margin-top="1cm" fo:margin-bottom="0.499cm" fo:margin-left="0.499cm" fo:margin-right="0.499cm" style:shadow="none" fo:background-color="transparent" style:scale-to="71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9">09.11.2009</text:date>, <text:time>07:0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9T00:38:30</meta:creation-date>
    <dc:date>2009-11-09T07:02:58</dc:date>
    <meta:editing-duration>PT03H10M50S</meta:editing-duration>
    <meta:editing-cycles>10</meta:editing-cycles>
    <meta:generator>OpenOffice.org/3.1$Linux OpenOffice.org_project/310m19$Build-9420</meta:generator>
    <meta:document-statistic meta:table-count="3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Verdana" style:font-style-name="Normal" fo:font-size="14pt" style:font-size-asian="8pt" style:font-size-complex="8pt"/>
    </style:style>
    <style:style style:name="ch4" style:family="chart">
      <style:chart-properties chart:interpolation="cubic-spline" chart:connect-bars="false" chart:include-hidden-cells="fals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24.989cm" svg:height="31.123cm" chart:class="chart:line" chart:style-name="ch1">
        <chart:title svg:x="10.8cm" svg:y="0.623cm" chart:style-name="ch2">
          <text:p>Mongo vs MySQL</text:p>
        </chart:title>
        <chart:legend chart:legend-position="bottom" svg:x="2.847cm" svg:y="28.756cm" chart:style-name="ch3"/>
        <chart:plot-area chart:style-name="ch4" table:cell-range-address="Sheet1.A1:Sheet1.I6" chart:data-source-has-labels="both" svg:x="0.324cm" svg:y="1.753cm" svg:width="24.658cm" svg:height="25.946cm">
          <chart:axis chart:dimension="x" chart:name="primary-x" chart:style-name="ch5">
            <chart:title svg:x="12.369cm" svg:y="27.67cm" chart:style-name="ch6">
              <text:p>inserts</text:p>
            </chart:title>
            <chart:categories table:cell-range-address="Sheet1.A2:Sheet1.A6"/>
            <chart:grid chart:style-name="ch7" chart:class="major"/>
          </chart:axis>
          <chart:axis chart:dimension="y" chart:name="primary-y" chart:style-name="ch8">
            <chart:title svg:x="0.026cm" svg:y="15.141cm" chart:style-name="ch9">
              <text:p>duration</text:p>
            </chart:title>
            <chart:grid chart:style-name="ch7" chart:class="major"/>
          </chart:axis>
          <chart:series chart:style-name="ch10" chart:values-cell-range-address="Sheet1.B2:Sheet1.B6" chart:label-cell-address="Sheet1.B1:Sheet1.B1" chart:class="chart:line">
            <chart:data-point chart:repeated="5"/>
          </chart:series>
          <chart:series chart:style-name="ch11" chart:values-cell-range-address="Sheet1.C2:Sheet1.C6" chart:label-cell-address="Sheet1.C1:Sheet1.C1" chart:class="chart:line">
            <chart:data-point chart:repeated="5"/>
          </chart:series>
          <chart:series chart:style-name="ch12" chart:values-cell-range-address="Sheet1.D2:Sheet1.D6" chart:label-cell-address="Sheet1.D1:Sheet1.D1" chart:class="chart:line">
            <chart:data-point chart:repeated="5"/>
          </chart:series>
          <chart:series chart:style-name="ch13" chart:values-cell-range-address="Sheet1.E2:Sheet1.E6" chart:label-cell-address="Sheet1.E1:Sheet1.E1" chart:class="chart:line">
            <chart:data-point chart:repeated="5"/>
          </chart:series>
          <chart:series chart:style-name="ch14" chart:values-cell-range-address="Sheet1.F2:Sheet1.F6" chart:label-cell-address="Sheet1.F1:Sheet1.F1" chart:class="chart:line">
            <chart:data-point chart:repeated="5"/>
          </chart:series>
          <chart:series chart:style-name="ch15" chart:values-cell-range-address="Sheet1.G2:Sheet1.G6" chart:label-cell-address="Sheet1.G1:Sheet1.G1" chart:class="chart:line">
            <chart:data-point chart:repeated="5"/>
          </chart:series>
          <chart:series chart:style-name="ch16" chart:values-cell-range-address="Sheet1.H2:Sheet1.H6" chart:label-cell-address="Sheet1.H1:Sheet1.H1" chart:class="chart:line">
            <chart:data-point chart:repeated="5"/>
          </chart:series>
          <chart:series chart:style-name="ch17" chart:values-cell-range-address="Sheet1.I2:Sheet1.I6" chart:label-cell-address="Sheet1.I1:Sheet1.I1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mysql-ruby18</text:p>
              </table:table-cell>
              <table:table-cell office:value-type="string">
                <text:p text:id="Sheet1.C1:Sheet1.C1">mongo-ruby18</text:p>
              </table:table-cell>
              <table:table-cell office:value-type="string">
                <text:p text:id="Sheet1.D1:Sheet1.D1">mysql-ruby19</text:p>
              </table:table-cell>
              <table:table-cell office:value-type="string">
                <text:p text:id="Sheet1.E1:Sheet1.E1">mongo-ruby19</text:p>
              </table:table-cell>
              <table:table-cell office:value-type="string">
                <text:p text:id="Sheet1.F1:Sheet1.F1">mysql-ruby-ent</text:p>
              </table:table-cell>
              <table:table-cell office:value-type="string">
                <text:p text:id="Sheet1.G1:Sheet1.G1">mongo-ruby-ent</text:p>
              </table:table-cell>
              <table:table-cell office:value-type="string">
                <text:p text:id="Sheet1.H1:Sheet1.H1">mysqli-php</text:p>
              </table:table-cell>
              <table:table-cell office:value-type="string">
                <text:p text:id="Sheet1.I1:Sheet1.I1">mongo-php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6">1 000</text:p>
              </table:table-cell>
              <table:table-cell office:value-type="float" office:value="0.186027">
                <text:p text:id="Sheet1.B2:Sheet1.B6">0.186027</text:p>
              </table:table-cell>
              <table:table-cell office:value-type="float" office:value="0.37835">
                <text:p text:id="Sheet1.C2:Sheet1.C6">0.37835</text:p>
              </table:table-cell>
              <table:table-cell office:value-type="float" office:value="0.191066">
                <text:p text:id="Sheet1.D2:Sheet1.D6">0.191066</text:p>
              </table:table-cell>
              <table:table-cell office:value-type="float" office:value="0.308336">
                <text:p text:id="Sheet1.E2:Sheet1.E6">0.308336</text:p>
              </table:table-cell>
              <table:table-cell office:value-type="float" office:value="0.1603">
                <text:p text:id="Sheet1.F2:Sheet1.F6">0.1603</text:p>
              </table:table-cell>
              <table:table-cell office:value-type="float" office:value="0.377126">
                <text:p text:id="Sheet1.G2:Sheet1.G6">0.377126</text:p>
              </table:table-cell>
              <table:table-cell office:value-type="float" office:value="0.183795928955">
                <text:p text:id="Sheet1.H2:Sheet1.H6">0.183795928955</text:p>
              </table:table-cell>
              <table:table-cell office:value-type="float" office:value="0.0743088722229">
                <text:p text:id="Sheet1.I2:Sheet1.I6">0.0743088722229</text:p>
              </table:table-cell>
            </table:table-row>
            <table:table-row>
              <table:table-cell office:value-type="string">
                <text:p>10 000</text:p>
              </table:table-cell>
              <table:table-cell office:value-type="float" office:value="1.803216">
                <text:p>1.803216</text:p>
              </table:table-cell>
              <table:table-cell office:value-type="float" office:value="3.897259">
                <text:p>3.897259</text:p>
              </table:table-cell>
              <table:table-cell office:value-type="float" office:value="1.824299">
                <text:p>1.824299</text:p>
              </table:table-cell>
              <table:table-cell office:value-type="float" office:value="2.865998">
                <text:p>2.865998</text:p>
              </table:table-cell>
              <table:table-cell office:value-type="float" office:value="1.66828">
                <text:p>1.66828</text:p>
              </table:table-cell>
              <table:table-cell office:value-type="float" office:value="3.550656">
                <text:p>3.550656</text:p>
              </table:table-cell>
              <table:table-cell office:value-type="float" office:value="1.25183606148">
                <text:p>1.25183606148</text:p>
              </table:table-cell>
              <table:table-cell office:value-type="float" office:value="1.98061203957">
                <text:p>1.98061203957</text:p>
              </table:table-cell>
            </table:table-row>
            <table:table-row>
              <table:table-cell office:value-type="string">
                <text:p>100 000</text:p>
              </table:table-cell>
              <table:table-cell office:value-type="float" office:value="16.991686">
                <text:p>16.991686</text:p>
              </table:table-cell>
              <table:table-cell office:value-type="float" office:value="38.10584">
                <text:p>38.10584</text:p>
              </table:table-cell>
              <table:table-cell office:value-type="float" office:value="18.801802">
                <text:p>18.801802</text:p>
              </table:table-cell>
              <table:table-cell office:value-type="float" office:value="28.724163">
                <text:p>28.724163</text:p>
              </table:table-cell>
              <table:table-cell office:value-type="float" office:value="17.169926">
                <text:p>17.169926</text:p>
              </table:table-cell>
              <table:table-cell office:value-type="float" office:value="34.875343">
                <text:p>34.875343</text:p>
              </table:table-cell>
              <table:table-cell office:value-type="float" office:value="12.6225800514">
                <text:p>12.6225800514</text:p>
              </table:table-cell>
              <table:table-cell office:value-type="float" office:value="5.36178302765">
                <text:p>5.36178302765</text:p>
              </table:table-cell>
            </table:table-row>
            <table:table-row>
              <table:table-cell office:value-type="string">
                <text:p>500 000</text:p>
              </table:table-cell>
              <table:table-cell office:value-type="float" office:value="85.015988">
                <text:p>85.015988</text:p>
              </table:table-cell>
              <table:table-cell office:value-type="float" office:value="194.462651">
                <text:p>194.462651</text:p>
              </table:table-cell>
              <table:table-cell office:value-type="float" office:value="93.568375">
                <text:p>93.568375</text:p>
              </table:table-cell>
              <table:table-cell office:value-type="float" office:value="142.947941">
                <text:p>142.947941</text:p>
              </table:table-cell>
              <table:table-cell office:value-type="float" office:value="85.897648">
                <text:p>85.897648</text:p>
              </table:table-cell>
              <table:table-cell office:value-type="float" office:value="177.791488">
                <text:p>177.791488</text:p>
              </table:table-cell>
              <table:table-cell office:value-type="float" office:value="63.1091899872">
                <text:p>63.1091899872</text:p>
              </table:table-cell>
              <table:table-cell office:value-type="float" office:value="31.6020650864">
                <text:p>31.6020650864</text:p>
              </table:table-cell>
            </table:table-row>
            <table:table-row>
              <table:table-cell office:value-type="string">
                <text:p>1 000 000</text:p>
              </table:table-cell>
              <table:table-cell office:value-type="float" office:value="177.314178">
                <text:p>177.314178</text:p>
              </table:table-cell>
              <table:table-cell office:value-type="float" office:value="405.384771">
                <text:p>405.384771</text:p>
              </table:table-cell>
              <table:table-cell office:value-type="float" office:value="190.076044">
                <text:p>190.076044</text:p>
              </table:table-cell>
              <table:table-cell office:value-type="float" office:value="291.372945">
                <text:p>291.372945</text:p>
              </table:table-cell>
              <table:table-cell office:value-type="float" office:value="177.449981">
                <text:p>177.449981</text:p>
              </table:table-cell>
              <table:table-cell office:value-type="float" office:value="357.32787">
                <text:p>357.32787</text:p>
              </table:table-cell>
              <table:table-cell office:value-type="float" office:value="125.101270914">
                <text:p>125.101270914</text:p>
              </table:table-cell>
              <table:table-cell office:value-type="float" office:value="68.4886980057">
                <text:p>68.4886980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